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en" fo:country="CA" officeooo:rsid="001c9a56" officeooo:paragraph-rsid="001d507b"/>
    </style:style>
    <style:style style:name="P2" style:family="paragraph" style:parent-style-name="Text_20_body">
      <style:paragraph-properties fo:text-align="justify" style:justify-single-word="false"/>
      <style:text-properties fo:language="en" fo:country="CA" officeooo:rsid="0020150f" officeooo:paragraph-rsid="0021bce4"/>
    </style:style>
    <style:style style:name="P3" style:family="paragraph" style:parent-style-name="Text_20_body">
      <style:paragraph-properties fo:text-align="justify" style:justify-single-word="false"/>
      <style:text-properties fo:language="en" fo:country="CA" officeooo:paragraph-rsid="001c9a56"/>
    </style:style>
    <style:style style:name="P4" style:family="paragraph" style:parent-style-name="Text_20_body">
      <style:paragraph-properties fo:text-align="justify" style:justify-single-word="false"/>
      <style:text-properties fo:language="en" fo:country="CA" officeooo:rsid="0021bce4" officeooo:paragraph-rsid="0021bce4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  <style:text-properties fo:language="en" fo:country="CA" officeooo:rsid="0021bce4" officeooo:paragraph-rsid="0021bce4"/>
    </style:style>
    <style:style style:name="P7" style:family="paragraph" style:parent-style-name="Heading_20_2">
      <style:paragraph-properties fo:text-align="justify" style:justify-single-word="false"/>
      <style:text-properties fo:language="en" fo:country="CA" officeooo:rsid="0020150f" officeooo:paragraph-rsid="0020150f"/>
    </style:style>
    <style:style style:name="P8" style:family="paragraph" style:parent-style-name="Heading_20_2">
      <style:paragraph-properties fo:text-align="justify" style:justify-single-word="false"/>
      <style:text-properties fo:language="en" fo:country="CA" officeooo:rsid="0020150f" officeooo:paragraph-rsid="0021bce4"/>
    </style:style>
    <style:style style:name="P9" style:family="paragraph" style:parent-style-name="Heading_20_2">
      <style:text-properties officeooo:rsid="0021bce4" officeooo:paragraph-rsid="0021bce4"/>
    </style:style>
    <style:style style:name="P10" style:family="paragraph" style:parent-style-name="Heading_20_2" style:master-page-name="">
      <style:paragraph-properties fo:text-align="justify" style:justify-single-word="false" style:page-number="auto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CA" officeooo:paragraph-rsid="001c9a56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en" fo:country="CA" officeooo:rsid="0020150f" officeooo:paragraph-rsid="0021bce4"/>
    </style:style>
    <style:style style:name="P13" style:family="paragraph" style:parent-style-name="Text_20_body" style:list-style-name="L3">
      <style:paragraph-properties fo:text-align="justify" style:justify-single-word="false"/>
      <style:text-properties fo:language="en" fo:country="CA" officeooo:rsid="0020150f" officeooo:paragraph-rsid="0021bce4"/>
    </style:style>
    <style:style style:name="P14" style:family="paragraph" style:parent-style-name="Text_20_body" style:list-style-name="L7">
      <style:paragraph-properties fo:text-align="justify" style:justify-single-word="false"/>
      <style:text-properties fo:language="en" fo:country="CA" officeooo:rsid="0020150f" officeooo:paragraph-rsid="0021bce4"/>
    </style:style>
    <style:style style:name="P15" style:family="paragraph" style:parent-style-name="Text_20_body" style:list-style-name="L4">
      <style:paragraph-properties fo:text-align="justify" style:justify-single-word="false"/>
      <style:text-properties fo:language="en" fo:country="CA" officeooo:rsid="0021bce4" officeooo:paragraph-rsid="0021bce4"/>
    </style:style>
    <style:style style:name="P16" style:family="paragraph" style:parent-style-name="Text_20_body" style:list-style-name="L5">
      <style:paragraph-properties fo:text-align="justify" style:justify-single-word="false"/>
      <style:text-properties fo:language="en" fo:country="CA" officeooo:rsid="001c9a56" officeooo:paragraph-rsid="001c9a56"/>
    </style:style>
    <style:style style:name="P17" style:family="paragraph" style:parent-style-name="Text_20_body" style:list-style-name="L6">
      <style:paragraph-properties fo:text-align="justify" style:justify-single-word="false"/>
      <style:text-properties fo:language="en" fo:country="CA" officeooo:rsid="001c9a56" officeooo:paragraph-rsid="001c9a56"/>
    </style:style>
    <style:style style:name="P18" style:family="paragraph" style:parent-style-name="Text_20_body" style:list-style-name="L6">
      <style:paragraph-properties fo:text-align="justify" style:justify-single-word="false"/>
      <style:text-properties fo:language="en" fo:country="CA" officeooo:rsid="001c9a56" officeooo:paragraph-rsid="001d507b"/>
    </style:style>
    <style:style style:name="P19" style:family="paragraph" style:parent-style-name="Text_20_body" style:list-style-name="L6">
      <style:paragraph-properties fo:text-align="justify" style:justify-single-word="false"/>
      <style:text-properties fo:language="en" fo:country="CA" officeooo:rsid="001d507b" officeooo:paragraph-rsid="001c9a56"/>
    </style:style>
    <style:style style:name="P20" style:family="paragraph" style:parent-style-name="Text_20_body" style:list-style-name="L6">
      <style:paragraph-properties fo:text-align="justify" style:justify-single-word="false"/>
      <style:text-properties fo:language="en" fo:country="CA" officeooo:rsid="001d507b" officeooo:paragraph-rsid="001d507b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021bce4" officeooo:paragraph-rsid="0021bce4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21bce4" officeooo:paragraph-rsid="0021bce4"/>
    </style:style>
    <style:style style:name="P23" style:family="paragraph" style:parent-style-name="Text_20_body" style:list-style-name="L8">
      <style:text-properties officeooo:rsid="0021bce4" officeooo:paragraph-rsid="0021bce4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2285b4" officeooo:paragraph-rsid="002285b4"/>
    </style:style>
    <style:style style:name="P25" style:family="paragraph" style:parent-style-name="Heading_20_1">
      <style:paragraph-properties fo:text-align="justify" style:justify-single-word="false"/>
      <style:text-properties fo:language="en" fo:country="CA"/>
    </style:style>
    <style:style style:name="P26" style:family="paragraph" style:parent-style-name="Heading_20_1" style:master-page-name="Standard">
      <style:paragraph-properties fo:text-align="justify" style:justify-single-word="false" style:page-number="1"/>
      <style:text-properties fo:language="en" fo:country="CA" officeooo:rsid="0020150f" officeooo:paragraph-rsid="0021bce4"/>
    </style:style>
    <style:style style:name="P27" style:family="paragraph" style:parent-style-name="Heading_20_1" style:master-page-name="Standard">
      <style:paragraph-properties fo:text-align="justify" style:justify-single-word="false" style:page-number="1"/>
      <style:text-properties fo:language="en" fo:country="CA" officeooo:rsid="0020150f" officeooo:paragraph-rsid="0020150f"/>
    </style:style>
    <style:style style:name="P28" style:family="paragraph" style:parent-style-name="Heading_20_3">
      <style:paragraph-properties fo:text-align="justify" style:justify-single-word="false"/>
      <style:text-properties fo:language="en" fo:country="CA" officeooo:rsid="0020150f" officeooo:paragraph-rsid="0020150f"/>
    </style:style>
    <style:style style:name="P29" style:family="paragraph" style:parent-style-name="Heading_20_3">
      <style:paragraph-properties fo:text-align="justify" style:justify-single-word="false"/>
      <style:text-properties fo:language="en" fo:country="CA" officeooo:rsid="0020150f" officeooo:paragraph-rsid="0021bce4"/>
    </style:style>
    <style:style style:name="P30" style:family="paragraph" style:parent-style-name="Heading_20_3">
      <style:paragraph-properties fo:text-align="justify" style:justify-single-word="false"/>
      <style:text-properties fo:language="en" fo:country="CA"/>
    </style:style>
    <style:style style:name="P31" style:family="paragraph" style:parent-style-name="Heading_20_3">
      <style:paragraph-properties fo:text-align="justify" style:justify-single-word="false"/>
      <style:text-properties fo:language="en" fo:country="CA" officeooo:rsid="001c9a56" officeooo:paragraph-rsid="001c9a56"/>
    </style:style>
    <style:style style:name="P32" style:family="paragraph" style:parent-style-name="Heading_20_3">
      <style:text-properties officeooo:rsid="0021bce4" officeooo:paragraph-rsid="0021bce4"/>
    </style:style>
    <style:style style:name="T1" style:family="text">
      <style:text-properties officeooo:rsid="001c9a56"/>
    </style:style>
    <style:style style:name="T2" style:family="text">
      <style:text-properties fo:language="en" fo:country="CA"/>
    </style:style>
    <style:style style:name="T3" style:family="text">
      <style:text-properties fo:language="en" fo:country="CA" officeooo:rsid="0020150f"/>
    </style:style>
    <style:style style:name="T4" style:family="text">
      <style:text-properties fo:language="en" fo:country="CA" officeooo:rsid="002285b4"/>
    </style:style>
    <style:style style:name="T5" style:family="text">
      <style:text-properties officeooo:rsid="001d507b"/>
    </style:style>
    <style:style style:name="T6" style:family="text">
      <style:text-properties officeooo:rsid="0020150f"/>
    </style:style>
    <style:style style:name="T7" style:family="text">
      <style:text-properties officeooo:rsid="002285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Epics</text:h>
      <text:list xml:id="list3464998358995578539" text:style-name="L1">
        <text:list-item>
          <text:p text:style-name="P11">As <text:span text:style-name="T6">a </text:span>player, I can play the game. (Core game)</text:p>
        </text:list-item>
        <text:list-item>
          <text:p text:style-name="P11">As <text:span text:style-name="T6">a </text:span>player, I can play with friends. (Multiplayer)</text:p>
        </text:list-item>
        <text:list-item>
          <text:p text:style-name="P11">As <text:span text:style-name="T6">a</text:span> player, I can modify my pawn. (Change <text:span text:style-name="T6">style</text:span>)</text:p>
        </text:list-item>
      </text:list>
      <text:p text:style-name="P3"/>
      <text:h text:style-name="P26" text:outline-level="1">Stories</text:h>
      <text:h text:style-name="P5" text:outline-level="2">Core game</text:h>
      <text:list xml:id="list1222818396940449631" text:style-name="L2">
        <text:list-item>
          <text:p text:style-name="P24">As a player, I want to see the graphics so that I know what is happening in the game. (Graphics)</text:p>
        </text:list-item>
        <text:list-item>
          <text:p text:style-name="P21">As a<text:span text:style-name="T3"> player, I want to choose a pawn so that I can make my move. </text:span><text:span text:style-name="T4">(Move Pawn)</text:span></text:p>
        </text:list-item>
        <text:list-item>
          <text:p text:style-name="P21">A<text:span text:style-name="T3">s a player, I want to choose a disc after moving a pawn so that I can score them at the end. </text:span><text:span text:style-name="T4">(Scoring)</text:span></text:p>
        </text:list-item>
        <text:list-item>
          <text:p text:style-name="P12">As a player, I want to choose whether to use a black disc so that I can make another move. <text:span text:style-name="T7">(Black disc, Second Move)</text:span></text:p>
        </text:list-item>
        <text:list-item>
          <text:p text:style-name="P21"><text:span text:style-name="T3">A</text:span><text:span text:style-name="T2">s a player, I want to position the pawn on the podium, so that I can grab a disc of its colour and score the discs accordingly. </text:span><text:span text:style-name="T4">(Podium)</text:span></text:p>
        </text:list-item>
        <text:list-item>
          <text:p text:style-name="P24"><text:span text:style-name="T4">A</text:span><text:span text:style-name="T2">s a player, I want to score all my discs, so that I can be ranked between players. (Finish Game, Ranking)</text:span></text:p>
        </text:list-item>
      </text:list>
      <text:h text:style-name="P10" text:outline-level="2">Multiplayer</text:h>
      <text:list xml:id="list5099773233140299254" text:style-name="L3">
        <text:list-item>
          <text:p text:style-name="P22">A<text:span text:style-name="T3">s a player, I want to pass my turn to the next player so that I can play </text:span><text:span text:style-name="T2">locally</text:span><text:span text:style-name="T3"> with friends.</text:span></text:p>
        </text:list-item>
        <text:list-item>
          <text:p text:style-name="P13"/>
        </text:list-item>
      </text:list>
      <text:h text:style-name="P6" text:outline-level="2">Change style</text:h>
      <text:list xml:id="list1450168779155715683" text:style-name="L4">
        <text:list-item>
          <text:p text:style-name="P15">Asdasd</text:p>
        </text:list-item>
      </text:list>
      <text:p text:style-name="P4"/>
      <text:h text:style-name="P27" text:outline-level="1">Scenarios</text:h>
      <text:h text:style-name="P7" text:outline-level="2">Core Game</text:h>
      <text:h text:style-name="P28" text:outline-level="3">Main</text:h>
      <text:list xml:id="list5534200816356926867" text:style-name="L5">
        <text:list-item>
          <text:p text:style-name="P16">Choose a Pawn.</text:p>
        </text:list-item>
        <text:list-item>
          <text:p text:style-name="P16">It is moved to the next disc of its colour.</text:p>
        </text:list-item>
        <text:list-item>
          <text:p text:style-name="P16">Choose a disc adjacent to where the pawn landed.</text:p>
        </text:list-item>
        <text:list-item>
          <text:p text:style-name="P16">The disc is then added to the player's disc pool</text:p>
        </text:list-item>
        <text:list-item>
          <text:p text:style-name="P16">End the turn.</text:p>
        </text:list-item>
      </text:list>
      <text:h text:style-name="P30" text:outline-level="3">Alternative <text:span text:style-name="T1">(Podium)</text:span></text:h>
      <text:list xml:id="list3634070116452125141" text:style-name="L6">
        <text:list-item>
          <text:p text:style-name="P17">Choose a Pawn.</text:p>
        </text:list-item>
        <text:list-item>
          <text:p text:style-name="P17">There is no more discs ahead. Move the pawn to the higher available position on the podium.</text:p>
        </text:list-item>
        <text:list-item>
          <text:p text:style-name="P17">Take a disc of the pawn's colour.</text:p>
        </text:list-item>
        <text:list-item>
          <text:p text:style-name="P17">The disc is then added to the player's disc pool</text:p>
        </text:list-item>
        <text:list-item>
          <text:p text:style-name="P17">End the turn.</text:p>
        </text:list-item>
      </text:list>
      <text:h text:style-name="P31" text:outline-level="3">Alternative (Black disc)</text:h>
      <text:list xml:id="list90051416659602" text:continue-list="list3634070116452125141" text:style-name="L6">
        <text:list-item text:start-value="1">
          <text:p text:style-name="P17">Choose a Pawn.</text:p>
        </text:list-item>
        <text:list-item>
          <text:p text:style-name="P17">It is moved to the next disc of its colour.</text:p>
        </text:list-item>
        <text:list-item>
          <text:p text:style-name="P18">Choose a disc adjacent to where the pawn landed.</text:p>
        </text:list-item>
        <text:list-item>
          <text:p text:style-name="P19">The adjacent disc chosen is black.</text:p>
        </text:list-item>
        <text:list-item>
          <text:p text:style-name="P17">The disc is <text:span text:style-name="T5">added to a different disc pool</text:span>.</text:p>
        </text:list-item>
        <text:list-item>
          <text:p text:style-name="P20">The disc can be used, starting next turn, to make a second move (either forward or backward).</text:p>
        </text:list-item>
        <text:list-item>
          <text:p text:style-name="P18">End the turn.</text:p>
        </text:list-item>
      </text:list>
      <text:h text:style-name="P30" text:outline-level="3">Alternative (<text:span text:style-name="T5">Second Move</text:span>)</text:h>
      <text:list xml:id="list90052136036894" text:continue-list="list90051416659602" text:style-name="L6">
        <text:list-item text:start-value="1">
          <text:p text:style-name="P18">Choose a Pawn.</text:p>
        </text:list-item>
        <text:list-item>
          <text:p text:style-name="P18">It is moved to the next disc of its colour.</text:p>
        </text:list-item>
        <text:list-item>
          <text:p text:style-name="P18">Choose a disc adjacent to where the pawn landed.</text:p>
        </text:list-item>
        <text:list-item>
          <text:p text:style-name="P18">The disc is then added to the player's disc pool.</text:p>
        </text:list-item>
        <text:list-item>
          <text:p text:style-name="P20"><text:soft-page-break/>The player can use a black disc to move the pawn (either forward or backward).</text:p>
        </text:list-item>
        <text:list-item>
          <text:p text:style-name="P20">Choose a Pawn.</text:p>
        </text:list-item>
        <text:list-item>
          <text:p text:style-name="P20">Choose either forward or backward.</text:p>
        </text:list-item>
        <text:list-item>
          <text:p text:style-name="P18">Choose a disc adjacent to where the pawn landed.</text:p>
        </text:list-item>
        <text:list-item>
          <text:p text:style-name="P18">The disc is then added to the player's disc pool.</text:p>
        </text:list-item>
        <text:list-item>
          <text:p text:style-name="P18">End the turn.</text:p>
        </text:list-item>
      </text:list>
      <text:p text:style-name="P2"/>
      <text:h text:style-name="P8" text:outline-level="2">Multiplayer</text:h>
      <text:h text:style-name="P29" text:outline-level="3">Main</text:h>
      <text:list xml:id="list5660631294470134788" text:style-name="L7">
        <text:list-item>
          <text:p text:style-name="P14">Execute the 1.1 (Main core game).</text:p>
        </text:list-item>
        <text:list-item>
          <text:p text:style-name="P14">After ending the player's turn, execute the 1.1 for the next player.</text:p>
          <text:p text:style-name="P14"/>
        </text:list-item>
      </text:list>
      <text:h text:style-name="P9" text:outline-level="2">Change Style</text:h>
      <text:h text:style-name="P32" text:outline-level="3">Main</text:h>
      <text:list xml:id="list6526493752699241014" text:style-name="L8">
        <text:list-item>
          <text:p text:style-name="P23">Easda sda sdasd</text:p>
        </text:list-item>
        <text:list-item>
          <text:p text:style-name="P23">as dasd asd as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-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Furquim</meta:initial-creator>
    <meta:creation-date>2015-08-23T17:22:41.891628097</meta:creation-date>
    <dc:date>2015-08-25T09:00:50.824304825</dc:date>
    <dc:creator>Mateus Furquim</dc:creator>
    <meta:editing-duration>PT7H21M52S</meta:editing-duration>
    <meta:editing-cycles>3</meta:editing-cycles>
    <meta:generator>LibreOffice/5.0.0.5$Linux_X86_64 LibreOffice_project/437e4abdf9e72fd0a6e6f8697a0e659bc77f9b10</meta:generator>
    <meta:document-statistic meta:table-count="0" meta:image-count="0" meta:object-count="0" meta:page-count="6" meta:paragraph-count="58" meta:word-count="504" meta:character-count="2343" meta:non-whitespace-character-count="1951"/>
  </office:meta>
</office:document-meta>
</file>